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26cm" svg:height="4.359cm" draw:transform="skewX (0.000872664625997159) rotate (-1.55194677087336) translate (7.165176524164cm 1.99827813336725cm)" svg:viewBox="0 0 1261 4360" svg:d="M1260 4226c-73-204-335-1432-411-2074-75-643-66-1538-38-1771 28-236-820-535-811-289 18 461 68 1404 148 2170 80 767 226 1567 335 1985 55 205 803 88 777-21z">
          <text:p/>
        </draw:path>
        <draw:path draw:style-name="gr1" draw:text-style-name="P1" draw:layer="layout" svg:width="0.903cm" svg:height="0.661cm" draw:transform="skewX (0.00244346095279196) rotate (-2.1556561591382) translate (7.43147366595001cm 2.1573561881004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2cm" svg:height="0.661cm" draw:transform="skewX (0.00122173047639598) rotate (-2.1556561591382) translate (3.53079065192801cm 2.6772958331612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6.507cm" svg:height="4.388cm" draw:transform="skewX (-0.000174532925199431) rotate (1.55247036964896) translate (2.66366957817962cm 8.85225837473082cm)" svg:viewBox="0 0 6508 4389" svg:d="M6447 4082c-1074 104-2850 204-4047 298-1196 94-2146-560-2370-2022s822-2696 2391-2274c221 71 192 735-45 683-1081-302-1816 740-1600 1828 217 1087 712 1221 1721 1157 1009-63 2759-206 3528-348 262-72 630 652 422 678z">
          <text:p/>
        </draw:path>
        <draw:path draw:style-name="gr1" draw:text-style-name="P1" draw:layer="layout" svg:width="0.902cm" svg:height="0.661cm" draw:transform="skewX (0.00122173047639598) rotate (-2.1556561591382) translate (3.612457318594cm 6.378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1cm" draw:transform="skewX (0.00244346095279206) rotate (-2.1556561591382) translate (6.99147366594999cm 2.502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3.535cm" svg:height="0.788cm" draw:transform="skewX (-0.000174532925199431) rotate (-1.55299396842455) translate (5.30475879559069cm 2.64009107464917cm)" svg:viewBox="0 0 3536 789" svg:d="M250 789c345-16 828-129 1548-119 719 7 1324 54 1698 49 128 2-80-710-196-715-340-16-776 22-1477 39-698 18-1444 57-1793 31-112 0 123 705 220 715z">
          <text:p/>
        </draw:path>
        <draw:path draw:style-name="gr1" draw:text-style-name="P1" draw:layer="layout" svg:width="0.902cm" svg:height="0.661cm" draw:transform="rotate (-2.15687788961459) translate (5.35562447873198cm 2.672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66cm" svg:height="1.602cm" draw:transform="skewX (0.000872664625997166) rotate (-1.55194677087336) translate (5.79232199938442cm 5.90505998861532cm)" svg:viewBox="0 0 967 1603" svg:d="M967 1503c-84-405-143-926-153-1202-31-137-815-415-814-251-2 292 104 1082 180 1419 43 185 797 160 787 34z">
          <text:p/>
        </draw:path>
        <draw:path draw:style-name="gr1" draw:text-style-name="P1" draw:layer="layout" svg:width="0.902cm" svg:height="0.661cm" draw:transform="skewX (0.00122173047639599) rotate (-2.1556561591382) translate (4.89579065192771cm 6.238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cm" draw:transform="skewX (0.00244346095279198) rotate (-2.15652882376419) translate (6.0808895804584cm 6.064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3cm" svg:height="0.661cm" draw:transform="skewX (0.00244346095279196) rotate (-2.1556561591382) translate (5.48364033261671cm 5.9133561881003cm)" svg:viewBox="0 0 904 662" svg:d="M527 644c137-64 329-219 367-367 35-139-27-185-184-243-156-57-352-32-459-4-277 72-309 187-173 370 136 182 314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2:33:45.378000000</dc:date>
    <meta:editing-duration>PT2M53S</meta:editing-duration>
    <meta:editing-cycles>3</meta:editing-cycles>
    <meta:generator>LibreOffice/24.2.4.2$Windows_X86_64 LibreOffice_project/51a6219feb6075d9a4c46691dcfe0cd9c4fff3c2</meta:generator>
    <meta:document-statistic meta:object-count="12"/>
  </office:meta>
</office:document-meta>
</file>